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arametro</text:p>
          </table:table-cell>
          <table:table-cell office:value-type="string" calcext:value-type="string">
            <text:p>OrigX</text:p>
          </table:table-cell>
          <table:table-cell office:value-type="string" calcext:value-type="string">
            <text:p>OrigY</text:p>
          </table:table-cell>
          <table:table-cell table:style-name="Default" office:value-type="string" calcext:value-type="string">
            <text:p>NuovoX</text:p>
          </table:table-cell>
          <table:table-cell office:value-type="string" calcext:value-type="string">
            <text:p>NuovoY</text:p>
          </table:table-cell>
        </table:table-row>
        <table:table-row table:style-name="ro1">
          <table:table-cell office:value-type="string" calcext:value-type="string">
            <text:p>canvas width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canvas height</text:p>
          </table:table-cell>
          <table:table-cell/>
          <table:table-cell office:value-type="float" office:value="440" calcext:value-type="float">
            <text:p>440</text:p>
          </table:table-cell>
          <table:table-cell table:style-name="Default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nterX_____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B4]*[.D$2]/[.B$2]" office:value-type="float" office:value="95.454545454545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enterY_____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Default"/>
          <table:table-cell table:style-name="ce1" table:formula="of:=[.C5]*[.E$3]/[.C$3]" office:value-type="float" office:value="47.7272727272727" calcext:value-type="float">
            <text:p>48</text:p>
          </table:table-cell>
        </table:table-row>
        <table:table-row table:style-name="ro1">
          <table:table-cell office:value-type="string" calcext:value-type="string">
            <text:p>radius______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6]*[.D$2]/[.B$2]" office:value-type="float" office:value="63.6363636363636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emiTrLow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B7]*[.D$2]/[.B$2]" office:value-type="float" office:value="77.2727272727273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SemiTrTop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8]*[.D$2]/[.B$2]" office:value-type="float" office:value="81.8181818181818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outerRadius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B9]*[.D$2]/[.B$2]" office:value-type="float" office:value="90.9090909090909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lvlRadDiff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]*[.D$2]/[.B$2]" office:value-type="float" office:value="4.5454545454545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ptRadDif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11]*[.D$2]/[.B$2]" office:value-type="float" office:value="14.545454545454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ontPoin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12]*[.D$2]/[.B$2]" office:value-type="float" office:value="18.1818181818182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ontXdiff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$2]/[.B$2]" office:value-type="float" office:value="21.8181818181818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ontY_______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Default"/>
          <table:table-cell table:style-name="ce1" table:formula="of:=[.C14]*[.E$3]/[.C$3]" office:value-type="float" office:value="29.5454545454545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103">
      <number:number number:decimal-places="9" number:min-integer-digits="1"/>
    </number:number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Ragno</meta:initial-creator>
    <meta:creation-date>2013-09-30T07:06:20.421000000</meta:creation-date>
    <dc:date>2013-09-30T07:42:05.680000000</dc:date>
    <dc:creator>Giovanni Ragno</dc:creator>
    <meta:editing-duration>PT31M58S</meta:editing-duration>
    <meta:editing-cycles>2</meta:editing-cycles>
    <meta:generator>LibreOffice/4.1.1.2$Windows_x86 LibreOffice_project/7e4286b58adc75a14f6d83f53a03b6c11fa2903</meta:generator>
    <meta:document-statistic meta:table-count="1" meta:cell-count="44" meta:object-count="0"/>
  </office:meta>
</office:document-meta>
</file>